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aggai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HAGGAI 1-2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IS AUGUST MESSAGE (1:1-15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HIS AUGUST MESSAGE (1:1-15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God's exhortation (1:2, 4-11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God's exhortation (1:2, 4-11):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people's complacency (1: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Lord's chastisement (1:4-11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-title-Title-Slide" presentation:presentation-page-layout-name="Master1-PPL1" draw:id="Slide-260">
        <draw:frame draw:id="id91" presentation:style-name="a475" draw:name="Title 1" svg:x="1.38in" svg:y="0.83in" svg:width="10.3in" svg:height="4.42in" presentation:class="title" presentation:placeholder="false">
          <draw:text-box>
            <text:p text:style-name="a474" text:class-names="" text:cond-style-name=""><text:span text:style-name="a472" text:class-names=""><text:s text:c="1"/>The Lord's chastisement (1:4-11)<text:s text:c="1"/></text:span><text:span text:style-name="a473" text:class-names=""/></text:p>
          </draw:text-box>
          <svg:title/>
          <svg:desc/>
        </draw:frame>
        <draw:frame draw:id="id92" presentation:style-name="a480" draw:name="Subtitle 2" svg:x="1.38in" svg:y="5.25in" svg:width="10.3in" svg:height="1.85in" presentation:class="subtitle" presentation:placeholder="false">
          <draw:text-box>
            <text:p text:style-name="a477" text:class-names="" text:cond-style-name=""><text:span text:style-name="a476" text:class-names=""><text:s text:c="1"/>His reminder (1:4-6, 9-11)<text:s text:c="1"/></text:span></text:p>
            <text:p text:style-name="a479" text:class-names="" text:cond-style-name=""><text:span text:style-name="a478" text:class-names=""/></text:p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His reminder (1:4-6, 9-1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people's materialism (1:4-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people's misery (1:6, 9-1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Lord's chastisement (1:4-11)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is reminder (1:4-6, 9-11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is reassurance (1:7-8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God's exhortation (1:2, 4-11):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people's complacency (1: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Lord's chastisement (1:4-11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HIS AUGUST MESSAGE (1:1-15):<text:s text:c="1"/></text:span><text:span text:style-name="a528" text:class-names=""/></text:p>
          </draw:text-box>
          <svg:title/>
          <svg:desc/>
        </draw:frame>
        <draw:frame draw:id="id100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God's exhortation (1:2, 4-11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God's exhorters (1:1, 3, 12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10" draw:style-name="a541" draw:master-page-name="Master1-Layout12-tx-Title-and-Text" presentation:presentation-page-layout-name="Master1-PPL12" draw:id="Slide-265">
        <draw:frame draw:id="id101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HAGGAI 1-2<text:s text:c="1"/></text:span><text:span text:style-name="a543" text:class-names=""/></text:p>
          </draw:text-box>
          <svg:title/>
          <svg:desc/>
        </draw:frame>
        <draw:frame draw:id="id102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HIS AUGUST MESSAGE (1:1-1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HIS OCTOBER MESSAGE (2:1-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1" draw:style-name="a556" draw:master-page-name="Master1-Layout1-title-Title-Slide" presentation:presentation-page-layout-name="Master1-PPL1" draw:id="Slide-266">
        <draw:frame draw:id="id103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HIS OCTOBER MESSAGE (2:1-9):<text:s text:c="1"/></text:span><text:span text:style-name="a558" text:class-names=""/></text:p>
          </draw:text-box>
          <svg:title/>
          <svg:desc/>
        </draw:frame>
        <draw:frame draw:id="id104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buildings (2:1-5, 9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2" draw:style-name="a566" draw:master-page-name="Master1-Layout12-tx-Title-and-Text" presentation:presentation-page-layout-name="Master1-PPL12" draw:id="Slide-267">
        <draw:frame draw:id="id105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buildings (2:1-5, 9)<text:s text:c="1"/></text:span><text:span text:style-name="a568" text:class-names=""/></text:p>
          </draw:text-box>
          <svg:title/>
          <svg:desc/>
        </draw:frame>
        <draw:frame draw:id="id106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first and second Temples (2:1-5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future Temple (2: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3" draw:style-name="a581" draw:master-page-name="Master1-Layout12-tx-Title-and-Text" presentation:presentation-page-layout-name="Master1-PPL12" draw:id="Slide-268">
        <draw:frame draw:id="id107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HIS OCTOBER MESSAGE (2:1-9):<text:s text:c="1"/></text:span><text:span text:style-name="a583" text:class-names=""/></text:p>
          </draw:text-box>
          <svg:title/>
          <svg:desc/>
        </draw:frame>
        <draw:frame draw:id="id108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buildings (2:1-5, 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builder (2:6-8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4" draw:style-name="a596" draw:master-page-name="Master1-Layout12-tx-Title-and-Text" presentation:presentation-page-layout-name="Master1-PPL12" draw:id="Slide-269">
        <draw:frame draw:id="id109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builder (2:6-8):<text:s text:c="1"/></text:span><text:span text:style-name="a598" text:class-names=""/></text:p>
          </draw:text-box>
          <svg:title/>
          <svg:desc/>
        </draw:frame>
        <draw:frame draw:id="id110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nations' chastening (2:6-7a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Messiah's coming (2:7b-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5" draw:style-name="a611" draw:master-page-name="Master1-Layout12-tx-Title-and-Text" presentation:presentation-page-layout-name="Master1-PPL12" draw:id="Slide-270">
        <draw:frame draw:id="id11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HIS OCTOBER MESSAGE (2:1-9):<text:s text:c="1"/></text:span><text:span text:style-name="a613" text:class-names=""/></text:p>
          </draw:text-box>
          <svg:title/>
          <svg:desc/>
        </draw:frame>
        <draw:frame draw:id="id112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buildings (2:1-5, 9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builder (2:6-8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6" draw:style-name="a626" draw:master-page-name="Master1-Layout12-tx-Title-and-Text" presentation:presentation-page-layout-name="Master1-PPL12" draw:id="Slide-271">
        <draw:frame draw:id="id113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HAGGAI 1-2<text:s text:c="1"/></text:span><text:span text:style-name="a628" text:class-names=""/></text:p>
          </draw:text-box>
          <svg:title/>
          <svg:desc/>
        </draw:frame>
        <draw:frame draw:id="id114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HIS AUGUST MESSAGE (1:1-15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HIS OCTOBER MESSAGE (2:1-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HIS DECEMBER MESSAGE (2:10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7" draw:style-name="a644" draw:master-page-name="Master1-Layout1-title-Title-Slide" presentation:presentation-page-layout-name="Master1-PPL1" draw:id="Slide-272">
        <draw:frame draw:id="id115" presentation:style-name="a648" draw:name="Title 1" svg:x="1.38in" svg:y="0.83in" svg:width="10.3in" svg:height="4.42in" presentation:class="title" presentation:placeholder="false">
          <draw:text-box>
            <text:p text:style-name="a647" text:class-names="" text:cond-style-name=""><text:span text:style-name="a645" text:class-names="">HIS DECEMBER MESSAGE (2:10-23):<text:s text:c="1"/></text:span><text:span text:style-name="a646" text:class-names=""/></text:p>
          </draw:text-box>
          <svg:title/>
          <svg:desc/>
        </draw:frame>
        <draw:frame draw:id="id116" presentation:style-name="a653" draw:name="Subtitle 2" svg:x="1.38in" svg:y="5.25in" svg:width="10.3in" svg:height="1.85in" presentation:class="subtitle" presentation:placeholder="false">
          <draw:text-box>
            <text:p text:style-name="a650" text:class-names="" text:cond-style-name=""><text:span text:style-name="a649" text:class-names=""><text:s text:c="1"/>Judah's contamination (2:10-19)<text:s text:c="1"/></text:span></text:p>
            <text:p text:style-name="a652" text:class-names="" text:cond-style-name=""><text:span text:style-name="a651" text:class-names=""/></text:p>
          </draw:text-box>
          <svg:title/>
          <svg:desc/>
        </draw:frame>
      </draw:page>
      <draw:page draw:name="Slide18" draw:style-name="a654" draw:master-page-name="Master1-Layout1-title-Title-Slide" presentation:presentation-page-layout-name="Master1-PPL1" draw:id="Slide-273">
        <draw:frame draw:id="id117" presentation:style-name="a658" draw:name="Title 1" svg:x="1.38in" svg:y="0.83in" svg:width="10.3in" svg:height="4.42in" presentation:class="title" presentation:placeholder="false">
          <draw:text-box>
            <text:p text:style-name="a657" text:class-names="" text:cond-style-name=""><text:span text:style-name="a655" text:class-names=""><text:s text:c="1"/>Judah's contamination (2:10-19)<text:s text:c="1"/></text:span><text:span text:style-name="a656" text:class-names=""/></text:p>
          </draw:text-box>
          <svg:title/>
          <svg:desc/>
        </draw:frame>
        <draw:frame draw:id="id118" presentation:style-name="a663" draw:name="Subtitle 2" svg:x="1.38in" svg:y="5.25in" svg:width="10.3in" svg:height="1.85in" presentation:class="subtitle" presentation:placeholder="false">
          <draw:text-box>
            <text:p text:style-name="a660" text:class-names="" text:cond-style-name=""><text:span text:style-name="a659" text:class-names=""><text:s text:c="1"/>Past problems (2:10-17)<text:s text:c="1"/></text:span></text:p>
            <text:p text:style-name="a662" text:class-names="" text:cond-style-name=""><text:span text:style-name="a661" text:class-names=""/></text:p>
          </draw:text-box>
          <svg:title/>
          <svg:desc/>
        </draw:frame>
      </draw:page>
      <draw:page draw:name="Slide19" draw:style-name="a664" draw:master-page-name="Master1-Layout1-title-Title-Slide" presentation:presentation-page-layout-name="Master1-PPL1" draw:id="Slide-274">
        <draw:frame draw:id="id119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Past problems (2:10-17)<text:s text:c="1"/></text:span><text:span text:style-name="a666" text:class-names=""/></text:p>
          </draw:text-box>
          <svg:title/>
          <svg:desc/>
        </draw:frame>
        <draw:frame draw:id="id120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The examples (2:10-13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20" draw:style-name="a674" draw:master-page-name="Master1-Layout1-title-Title-Slide" presentation:presentation-page-layout-name="Master1-PPL1" draw:id="Slide-275">
        <draw:frame draw:id="id121" presentation:style-name="a678" draw:name="Title 1" svg:x="1.38in" svg:y="0.83in" svg:width="10.3in" svg:height="4.42in" presentation:class="title" presentation:placeholder="false">
          <draw:text-box>
            <text:p text:style-name="a677" text:class-names="" text:cond-style-name=""><text:span text:style-name="a675" text:class-names=""><text:s text:c="1"/>The examples (2:10-13)<text:s text:c="1"/></text:span><text:span text:style-name="a676" text:class-names=""/></text:p>
          </draw:text-box>
          <svg:title/>
          <svg:desc/>
        </draw:frame>
        <draw:frame draw:id="id122" presentation:style-name="a683" draw:name="Subtitle 2" svg:x="1.38in" svg:y="5.25in" svg:width="10.3in" svg:height="1.85in" presentation:class="subtitle" presentation:placeholder="false">
          <draw:text-box>
            <text:p text:style-name="a680" text:class-names="" text:cond-style-name=""><text:span text:style-name="a679" text:class-names=""><text:s text:c="1"/>God's first question (2:10-12)<text:s text:c="1"/></text:span></text:p>
            <text:p text:style-name="a682" text:class-names="" text:cond-style-name=""><text:span text:style-name="a681" text:class-names=""/></text:p>
          </draw:text-box>
          <svg:title/>
          <svg:desc/>
        </draw:frame>
      </draw:page>
      <draw:page draw:name="Slide21" draw:style-name="a684" draw:master-page-name="Master1-Layout12-tx-Title-and-Text" presentation:presentation-page-layout-name="Master1-PPL12" draw:id="Slide-276">
        <draw:frame draw:id="id123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God's first question (2:10-12)<text:s text:c="1"/></text:span><text:span text:style-name="a686" text:class-names=""/></text:p>
          </draw:text-box>
          <svg:title/>
          <svg:desc/>
        </draw:frame>
        <draw:frame draw:id="id124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question (2:10-1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nswer (2:12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2" draw:style-name="a699" draw:master-page-name="Master1-Layout12-tx-Title-and-Text" presentation:presentation-page-layout-name="Master1-PPL12" draw:id="Slide-277">
        <draw:frame draw:id="id125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examples (2:10-13)<text:s text:c="1"/></text:span><text:span text:style-name="a701" text:class-names=""/></text:p>
          </draw:text-box>
          <svg:title/>
          <svg:desc/>
        </draw:frame>
        <draw:frame draw:id="id126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God's first question (2:10-1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od's second question (2:1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3" draw:style-name="a714" draw:master-page-name="Master1-Layout12-tx-Title-and-Text" presentation:presentation-page-layout-name="Master1-PPL12" draw:id="Slide-278">
        <draw:frame draw:id="id127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God's second question (2:13)<text:s text:c="1"/></text:span><text:span text:style-name="a716" text:class-names=""/></text:p>
          </draw:text-box>
          <svg:title/>
          <svg:desc/>
        </draw:frame>
        <draw:frame draw:id="id128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question (2:13a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answer (2:13b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4" draw:style-name="a729" draw:master-page-name="Master1-Layout12-tx-Title-and-Text" presentation:presentation-page-layout-name="Master1-PPL12" draw:id="Slide-279">
        <draw:frame draw:id="id129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examples (2:10-13)<text:s text:c="1"/></text:span><text:span text:style-name="a731" text:class-names=""/></text:p>
          </draw:text-box>
          <svg:title/>
          <svg:desc/>
        </draw:frame>
        <draw:frame draw:id="id130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God's first question (2:10-12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God's second question (2:13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5" draw:style-name="a744" draw:master-page-name="Master1-Layout12-tx-Title-and-Text" presentation:presentation-page-layout-name="Master1-PPL12" draw:id="Slide-280">
        <draw:frame draw:id="id131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Past problems (2:10-17)<text:s text:c="1"/></text:span><text:span text:style-name="a746" text:class-names=""/></text:p>
          </draw:text-box>
          <svg:title/>
          <svg:desc/>
        </draw:frame>
        <draw:frame draw:id="id132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examples (2:10-13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explanation (2:14-1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6" draw:style-name="a759" draw:master-page-name="Master1-Layout12-tx-Title-and-Text" presentation:presentation-page-layout-name="Master1-PPL12" draw:id="Slide-281">
        <draw:frame draw:id="id133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Judah's contamination (2:10-19)<text:s text:c="1"/></text:span><text:span text:style-name="a761" text:class-names=""/></text:p>
          </draw:text-box>
          <svg:title/>
          <svg:desc/>
        </draw:frame>
        <draw:frame draw:id="id134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Past problems (2:10-1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Future promises (2:18-19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7" draw:style-name="a774" draw:master-page-name="Master1-Layout12-tx-Title-and-Text" presentation:presentation-page-layout-name="Master1-PPL12" draw:id="Slide-282">
        <draw:frame draw:id="id135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HIS DECEMBER MESSAGE (2:10-23):<text:s text:c="1"/></text:span><text:span text:style-name="a776" text:class-names=""/></text:p>
          </draw:text-box>
          <svg:title/>
          <svg:desc/>
        </draw:frame>
        <draw:frame draw:id="id136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Judah's contamination (2:10-19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Zerubbabel's elevation (2:20-23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8" draw:style-name="a789" draw:master-page-name="Master1-Layout1-title-Title-Slide" presentation:presentation-page-layout-name="Master1-PPL1" draw:id="Slide-283">
        <draw:frame draw:id="id137" presentation:style-name="a793" draw:name="Title 1" svg:x="1.38in" svg:y="0.83in" svg:width="10.3in" svg:height="4.42in" presentation:class="title" presentation:placeholder="false">
          <draw:text-box>
            <text:p text:style-name="a792" text:class-names="" text:cond-style-name=""><text:span text:style-name="a790" text:class-names=""><text:s text:c="1"/>Zerubbabel's elevation (2:20-23):<text:s text:c="1"/></text:span><text:span text:style-name="a791" text:class-names=""/></text:p>
          </draw:text-box>
          <svg:title/>
          <svg:desc/>
        </draw:frame>
        <draw:frame draw:id="id138" presentation:style-name="a798" draw:name="Subtitle 2" svg:x="1.38in" svg:y="5.25in" svg:width="10.3in" svg:height="1.85in" presentation:class="subtitle" presentation:placeholder="false">
          <draw:text-box>
            <text:p text:style-name="a795" text:class-names="" text:cond-style-name=""><text:span text:style-name="a794" text:class-names=""><text:s text:c="1"/>After the Great Tribulation (2:20-22)<text:s text:c="1"/></text:span></text:p>
            <text:p text:style-name="a797" text:class-names="" text:cond-style-name=""><text:span text:style-name="a796" text:class-names=""/></text:p>
          </draw:text-box>
          <svg:title/>
          <svg:desc/>
        </draw:frame>
      </draw:page>
      <draw:page draw:name="Slide29" draw:style-name="a799" draw:master-page-name="Master1-Layout12-tx-Title-and-Text" presentation:presentation-page-layout-name="Master1-PPL12" draw:id="Slide-284">
        <draw:frame draw:id="id139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HIS DECEMBER MESSAGE (2:10-23):<text:s text:c="1"/></text:span><text:span text:style-name="a801" text:class-names=""/></text:p>
          </draw:text-box>
          <svg:title/>
          <svg:desc/>
        </draw:frame>
        <draw:frame draw:id="id140" presentation:style-name="a813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Judah's contamination (2:10-19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Zerubbabel's elevation (2:20-23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30" draw:style-name="a814" draw:master-page-name="Master1-Layout12-tx-Title-and-Text" presentation:presentation-page-layout-name="Master1-PPL12" draw:id="Slide-285">
        <draw:frame draw:id="id141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HAGGAI 1-2<text:s text:c="1"/></text:span><text:span text:style-name="a816" text:class-names=""/></text:p>
          </draw:text-box>
          <svg:title/>
          <svg:desc/>
        </draw:frame>
        <draw:frame draw:id="id142" presentation:style-name="a831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HIS AUGUST MESSAGE (1:1-15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HIS OCTOBER MESSAGE (2:1-9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HIS DECEMBER MESSAGE (2:10-23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draw:page draw:name="Slide31" draw:style-name="a832" draw:master-page-name="Master1-Layout1-title-Title-Slide" presentation:presentation-page-layout-name="Master1-PPL1" draw:id="Slide-286">
        <draw:frame draw:id="id143" presentation:style-name="a836" draw:name="Title 1" svg:x="1.38in" svg:y="0.83in" svg:width="10.3in" svg:height="4.42in" presentation:class="title" presentation:placeholder="false">
          <draw:text-box>
            <text:p text:style-name="a835" text:class-names="" text:cond-style-name=""><text:span text:style-name="a833" text:class-names="">Haggai</text:span><text:span text:style-name="a834" text:class-names=""/></text:p>
          </draw:text-box>
          <svg:title/>
          <svg:desc/>
        </draw:frame>
        <draw:frame draw:id="id144" presentation:style-name="a83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ggai</dc:title>
    <meta:initial-creator>David STRICKLAND</meta:initial-creator>
    <dc:creator>David STRICKLAND</dc:creator>
    <meta:creation-date>2020-02-23T23:13:01Z</meta:creation-date>
    <dc:date>2020-02-23T23:13:02Z</dc:date>
    <meta:template xlink:href="BibleStudy" xlink:type="simple"/>
    <meta:editing-cycles>1</meta:editing-cycles>
    <meta:editing-duration>PT0S</meta:editing-duration>
    <meta:document-statistic meta:paragraph-count="82" meta:word-count="518"/>
  </office:meta>
</office:document-meta>
</file>